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6c7" officeooo:paragraph-rsid="000f06c7"/>
    </style:style>
    <style:style style:name="P2" style:family="paragraph" style:parent-style-name="Standard">
      <style:text-properties officeooo:rsid="0010effd" officeooo:paragraph-rsid="0010effd"/>
    </style:style>
    <style:style style:name="P3" style:family="paragraph" style:parent-style-name="Standard">
      <style:text-properties officeooo:rsid="0010effd" officeooo:paragraph-rsid="00149bb3"/>
    </style:style>
    <style:style style:name="T1" style:family="text">
      <style:text-properties officeooo:rsid="0011a0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 Assignment</text:p>
      <text:p text:style-name="P1"/>
      <text:p text:style-name="P1">Discussions</text:p>
      <text:p text:style-name="P1"/>
      <text:p text:style-name="P2">Producer – Consumer</text:p>
      <text:p text:style-name="P2"/>
      <text:p text:style-name="P3">For the multi process implementation mutual exclusion is handled by three semaphores: mutex, empty and full. <text:span text:style-name="T1">The mutex semaphore is used to ensure mutual exclusion while the child processes updates the subtotal and while the parent process prints the subtotal and calculates the overall total. The other two semaphores; empty and full are used to correctly implement the producer consumer problem. </text:span></text:p>
      <text:p text:style-name="P3"><text:span text:style-name="T1">In the case of this assignment, the producer consumer problem is multiple producers (m child processes) are calculating and producing m subtotals to be consumed by one consumer process <text:s/>(parent process) to calculate the overall to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41:22.103699933</meta:creation-date>
    <dc:date>2016-05-05T14:17:41.180431081</dc:date>
    <meta:editing-duration>PT31M31S</meta:editing-duration>
    <meta:editing-cycles>9</meta:editing-cycles>
    <meta:generator>LibreOffice/4.2.8.2$Linux_X86_64 LibreOffice_project/420m0$Build-2</meta:generator>
    <meta:document-statistic meta:table-count="0" meta:image-count="0" meta:object-count="0" meta:page-count="1" meta:paragraph-count="5" meta:word-count="102" meta:character-count="675" meta:non-whitespace-character-count="575"/>
  </office:meta>
</office:document-meta>
</file>